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11.218cm"/>
    </style:style>
    <style:style style:name="Tableau2.B" style:family="table-column">
      <style:table-column-properties style:column-width="1.849cm"/>
    </style:style>
    <style:style style:name="Tableau2.C" style:family="table-column">
      <style:table-column-properties style:column-width="1.764cm"/>
    </style:style>
    <style:style style:name="Tableau2.D" style:family="table-column">
      <style:table-column-properties style:column-width="1.647cm"/>
    </style:style>
    <style:style style:name="Tableau2.E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E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A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text-properties style:font-name="Calibri"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7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5" style:family="paragraph" style:parent-style-name="Table_20_Contents">
      <style:text-properties fo:font-size="2pt" officeooo:rsid="016a0088" style:font-size-asian="2pt" style:font-size-complex="2pt"/>
    </style:style>
    <style:style style:name="P5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58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officeooo:paragraph-rsid="003ad84c"/>
    </style:style>
    <style:style style:name="P62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6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6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6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6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ext_20_body">
      <style:text-properties fo:font-size="2pt" style:font-size-asian="1.75pt" style:font-size-complex="2pt"/>
    </style:style>
    <style:style style:name="P93" style:family="paragraph" style:parent-style-name="Table_20_Contents">
      <style:paragraph-properties fo:margin-left="0.794cm" fo:margin-right="0cm" fo:text-align="start" style:justify-single-word="false" fo:text-indent="0cm" style:auto-text-indent="false"/>
      <style:text-properties style:font-name="Calibri" fo:font-size="10pt" officeooo:rsid="00300d16" officeooo:paragraph-rsid="01a0d42c" style:font-size-asian="10pt" style:font-size-complex="10pt"/>
    </style:style>
    <style:style style:name="P94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273cm" fo:margin-right="-0.009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0" style:family="paragraph" style:parent-style-name="Table_20_Contents">
      <style:paragraph-properties fo:margin-left="0.27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58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<text:text-input text:description="&lt;if test=&quot;o.state != 'draft' &quot;&gt;">If</text:text-input> </text:p>
            <text:p text:style-name="P26"><text:text-input text:description="&lt;if test=&quot;o.partner_invoice_id&quot;&gt;">If</text:text-input> </text:p>
            <text:p text:style-name="P17">Adresse de <text:span text:style-name="T19">facturation</text:span>:</text:p>
            <text:p text:style-name="P49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1"><text:text-input text:description="&lt;/if&gt;">Endif</text:text-input></text:p>
            <text:p text:style-name="P33"><text:text-input text:description="&lt; (o.partner_invoice_id.partner_id and o.partner_invoice_id.partner_id.name) or '' &gt;">Partner name</text:text-input></text:p>
            <text:p text:style-name="P35"><text:text-input text:description="&lt;if test=&quot;o.partner_invoice_id.street&quot;&gt;">If</text:text-input></text:p>
            <text:p text:style-name="P34"><text:text-input text:description="&lt; o.partner_invoice_id.street or ''&gt;">Street</text:text-input></text:p>
            <text:p text:style-name="P30"><text:text-input text:description="&lt;/if&gt;">Endif</text:text-input></text:p>
            <text:p text:style-name="P36"><text:text-input text:description="&lt;if test=&quot;o.partner_invoice_id.street2&quot;&gt;">If</text:text-input></text:p>
            <text:p text:style-name="P41"><text:text-input text:description="&lt; o.partner_invoice_id.street2 or ''&gt;">street 2</text:text-input></text:p>
            <text:p text:style-name="P32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2"><text:text-input text:description="&lt;/if&gt;">Endif</text:text-input></text:p>
            <text:p text:style-name="P27"><text:text-input text:description="&lt;/if&gt;">Endif</text:text-input></text:p>
          </table:table-cell>
          <table:table-cell table:style-name="Tableau1.A1" office:value-type="string">
            <text:p text:style-name="P42"><text:text-input text:description="&lt;if test=&quot;o.state == 'draft' &quot;&gt;">If</text:text-input></text:p>
            <text:p text:style-name="P68"><text:span text:style-name="T20"><text:text-input text:description="&lt;if test=&quot;o.partner_order_id&quot;&gt;">If</text:text-input></text:span><text:span text:style-name="T20"> </text:span></text:p>
            <text:p text:style-name="P84"><text:span text:style-name="T27">Adresse de c</text:span><text:span text:style-name="T20">ontact</text:span>:</text:p>
            <text:p text:style-name="P89"><text:span text:style-name="T12"><text:text-input text:description="&lt; (o.partner_id  and o.partner_id.name) or '' &gt;">Name</text:text-input></text:span><text:span text:style-name="T12"> </text:span></text:p>
            <text:p text:style-name="P71"><text:text-input text:description="&lt;if test=&quot;o.partner_order_id.name and (o.partner_id.name != o.partner_order_id.name)&quot;&gt;">If</text:text-input></text:p>
            <text:p text:style-name="P90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1"><text:text-input text:description="&lt;/if&gt;">Endif</text:text-input></text:p>
            <text:p text:style-name="P70"><text:text-input text:description="&lt;if test=&quot;o.partner_order_id.street&quot;&gt;">If</text:text-input></text:p>
            <text:p text:style-name="P65"><text:text-input text:description="&lt;o.partner_order_id.street or ''&gt;">Street</text:text-input></text:p>
            <text:p text:style-name="P74"><text:text-input text:description="&lt;/if&gt;">Endif</text:text-input></text:p>
            <text:p text:style-name="P75"><text:text-input text:description="&lt;if test=&quot;o.partner_order_id.street2&quot;&gt;">If</text:text-input></text:p>
            <text:p text:style-name="P64"><text:text-input text:description="&lt; (o.partner_order_id and o.partner_order_id.street2) or '' &gt;">street2</text:text-input></text:p>
            <text:p text:style-name="P75"><text:text-input text:description="&lt;/if&gt;">Endif</text:text-input></text:p>
            <text:p text:style-name="P64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64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64"/>
            <text:p text:style-name="P76"><text:text-input text:description="&lt;if test=&quot;o.partner_order_id.phone&quot;&gt;">If</text:text-input></text:p>
            <text:p text:style-name="P66"><text:span text:style-name="T24">Tél.: </text:span><text:span text:style-name="T22"><text:text-input text:description="&lt;o.partner_order_id.phone&gt;">Phone</text:text-input></text:span></text:p>
            <text:p text:style-name="P77"><text:text-input text:description="&lt;/if&gt;">Endif</text:text-input></text:p>
            <text:p text:style-name="P78"><text:text-input text:description="&lt;if test=&quot;o.partner_order_id.fax&quot;&gt;">If</text:text-input></text:p>
            <text:p text:style-name="P86"><text:span text:style-name="T6">Fax: </text:span><text:span text:style-name="T5"><text:text-input text:description="&lt;o.partner_order_id.fax&gt;">Fax</text:text-input></text:span></text:p>
            <text:p text:style-name="P79"><text:text-input text:description="&lt;/if&gt;">Endif</text:text-input></text:p>
            <text:p text:style-name="P80"><text:text-input text:description="&lt;if test=&quot;o.partner_id and o.partner_id.vat&quot;&gt;">If</text:text-input></text:p>
            <text:p text:style-name="P86"><text:span text:style-name="T6">TVA: </text:span><text:span text:style-name="T5"><text:text-input text:description="&lt;o.partner_id.vat&gt;">VAT</text:text-input></text:span></text:p>
            <text:p text:style-name="P80"><text:text-input text:description="&lt;/if&gt;">Endif</text:text-input></text:p>
            <text:p text:style-name="P81"><text:text-input text:description="&lt;/if&gt;">Endif</text:text-input></text:p>
            <text:p text:style-name="P29"><text:text-input text:description="&lt;/if&gt;">Endif</text:text-input></text:p>
            <text:p text:style-name="P29"><text:text-input text:description="&lt;if test=&quot;o.state != 'draft' &quot;&gt;">If</text:text-input></text:p>
            <text:p text:style-name="P69"><text:text-input text:description="&lt;if test=&quot;o.partner_shipping_id&quot;&gt;">If</text:text-input> </text:p>
            <text:p text:style-name="P85">Adresse de livraison:</text:p>
            <text:p text:style-name="P67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69"><text:text-input text:description="&lt;/if&gt;">Endif</text:text-input></text:p>
            <text:p text:style-name="P82"><text:text-input text:description="&lt; (o.partner_shipping_id.partner_id and o.partner_shipping_id.partner_id.name) or '' &gt;">Partner name</text:text-input></text:p>
            <text:p text:style-name="P72"><text:text-input text:description="&lt;if test=&quot;o.partner_shipping_id.street&quot;&gt;">If</text:text-input></text:p>
            <text:p text:style-name="P83"><text:text-input text:description="&lt;o.partner_shipping_id.street or ''&gt;">Street</text:text-input></text:p>
            <text:p text:style-name="P72"><text:text-input text:description="&lt;/if&gt;">Endif</text:text-input></text:p>
            <text:p text:style-name="P72"><text:text-input text:description="&lt;if test=&quot;o.partner_shipping_id.street2&quot;&gt;">If</text:text-input></text:p>
            <text:p text:style-name="P82"><text:text-input text:description="&lt; o.partner_shipping_id.street2&gt;">street 2</text:text-input></text:p>
            <text:p text:style-name="P72"><text:text-input text:description="&lt;/if&gt;">Endif</text:text-input></text:p>
            <text:p text:style-name="P87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88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3"><text:text-input text:description="&lt;/if&gt;">Endif</text:text-input></text:p>
            <text:p text:style-name="P29"><text:text-input text:description="&lt;/if&gt;">Endif</text:text-input></text:p>
            <text:p text:style-name="P62"/>
          </table:table-cell>
        </table:table-row>
      </table:table>
      <text:p text:style-name="P5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3"><text:text-input text:description="&lt;if test=&quot;o.state=='draft'&quot;&gt;">If</text:text-input></text:p>
            <text:p text:style-name="P53"><text:span text:style-name="T17">Devis</text:span> <text:span text:style-name="T16">N°: </text:span><text:span text:style-name="T16"><text:text-input text:description="&lt;o.name&gt;">Order No</text:text-input></text:span></text:p>
            <text:p text:style-name="P23"><text:text-input text:description="&lt;/if&gt;">Endif</text:text-input></text:p>
            <text:p text:style-name="P23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3"><text:soft-page-break/><text:text-input text:description="&lt;/if&gt;">Endif</text:text-input></text:p>
          </table:table-cell>
          <table:table-cell table:style-name="Tableau7.B1" office:value-type="string">
            <text:p text:style-name="P39"><text:text-input text:description="&lt;if test=&quot;o.state=='draft'&quot;&gt;">If</text:text-input></text:p>
            <text:p text:style-name="P19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5"><text:span text:style-name="T30">Valide jusqu'au </text:span><text:span text:style-name="T4"><text:text-input text:description="&lt;formatLang(o.validity_date,date=True) &gt;">Date de validité</text:text-input></text:span></text:p>
            <text:p text:style-name="P37"><text:text-input text:description="&lt;/if&gt;">Endif</text:text-input></text:p>
            <text:p text:style-name="P40"><text:text-input text:description="&lt;if test=&quot;o.state !='draft'&quot;&gt;">If</text:text-input></text:p>
            <text:p text:style-name="P16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38"><text:soft-page-break/><text:text-input text:description="&lt;/if&gt;">Endif</text:text-input></text:p>
          </table:table-cell>
        </table:table-row>
      </table:table>
      <text:p text:style-name="P5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1">Votre</text:span> référence</text:p>
            </table:table-cell>
            <table:table-cell table:style-name="Tableau5.A1" office:value-type="string">
              <text:p text:style-name="P9">Votre <text:span text:style-name="T21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3"><text:text-input text:description="&lt;o.client_order_ref&gt;">Reference</text:text-input></text:p>
          </table:table-cell>
          <table:table-cell table:style-name="Tableau5.A2" office:value-type="float" office:value="0">
            <text:p text:style-name="P45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4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6"><text:text-input text:description="&lt;(o.payment_term  and o.payment_term.name) or ''&gt;">Conditions de paiement</text:text-input></text:p>
          </table:table-cell>
        </table:table-row>
      </table:table>
      <text:p text:style-name="P28"><text:text-input text:description="&lt;if test=&quot;o.note&quot;&gt;">If</text:text-input></text:p>
      <text:p text:style-name="P50"/>
      <text:p text:style-name="P94"><text:text-input text:description="&lt;format(o.note or '')&gt;">Notes</text:text-input></text:p>
      <text:p text:style-name="P28"><text:text-input text:description="&lt;/if&gt;">Endif</text:text-input></text:p>
      <text:p text:style-name="P6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8">Description </text:p>
            </table:table-cell>
            <table:table-cell table:style-name="Tableau2.A1" office:value-type="string">
              <text:p text:style-name="P101"><text:s/><text:span text:style-name="T18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E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47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21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4" table:number-columns-spanned="5" office:value-type="float" office:value="0">
            <text:p text:style-name="P18"><text:text-input text:description="&lt;line.name&gt;">Titr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2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56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57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20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5">
            <text:p text:style-name="P55"/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2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5" office:value-type="float" office:value="0">
            <text:p text:style-name="P22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office:value-type="float" office:value="0">
            <text:p text:style-name="P24"><text:text-input text:description="&lt;if test=&quot;(not line.pack_parent_line_id)&quot;&gt;">If</text:text-input></text:p>
            <text:p text:style-name="P22"><text:text-input text:description="&lt;line.name&gt;">Produit</text:text-input></text:p>
            <text:p text:style-name="P24"><text:text-input text:description="&lt;/if&gt;">Endif</text:text-input></text:p>
            <text:p text:style-name="P24"><text:text-input text:description="&lt;if test=&quot;(line.pack_parent_line_id)&quot;&gt;">If</text:text-input></text:p>
            <text:p text:style-name="P99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4"><text:text-input text:description="&lt;/if&gt;">Endif</text:text-input></text:p>
          </table:table-cell>
          <table:table-cell table:style-name="Tableau2.A13" office:value-type="float" office:value="0">
            <text:p text:style-name="P102"><text:text-input text:description="&lt;', '.join(map(lambda x: x.name, line.tax_id))&gt;">Tax</text:text-input></text:p>
          </table:table-cell>
          <table:table-cell table:style-name="Tableau2.A13" office:value-type="float" office:value="0">
            <text:p text:style-name="P54"><text:text-input text:description="&lt;formatLang(line.price_discount, dp='Sale Price', currency_obj=o.pricelist_id.currency_id)&gt;">Discounted Price</text:text-input></text:p>
          </table:table-cell>
          <table:table-cell table:style-name="Tableau2.A13" office:value-type="float" office:value="0">
            <text:p text:style-name="P52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4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A3" table:number-columns-spanned="5" office:value-type="float" office:value="0">
            <text:p text:style-name="P95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5" table:number-columns-spanned="5" office:value-type="float" office:value="0">
            <text:p text:style-name="P97"><text:text-input text:description="&lt;if test=&quot;line.product_id.product_image&quot;&gt;">If</text:text-input></text:p>
            <text:p text:style-name="P98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96"><text:text-input text:description="&lt;/if&gt;">Endif</text:text-input></text:p>
            <text:p text:style-name="P100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5" office:value-type="float" office:value="0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5" office:value-type="float" office:value="0">
            <text:p text:style-name="P6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5" office:value-type="float" office:value="0">
            <text:p text:style-name="P47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7">Total (HT)</text:p>
          </table:table-cell>
          <table:table-cell table:style-name="Tableau4.B1" office:value-type="float" office:value="0">
            <text:p text:style-name="P51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7">Taxes</text:p>
          </table:table-cell>
          <table:table-cell table:style-name="Tableau4.B2" office:value-type="float" office:value="0">
            <text:p text:style-name="P48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7">Total (TTC)</text:p>
          </table:table-cell>
          <table:table-cell table:style-name="Tableau4.B3" office:value-type="float" office:value="0">
            <text:p text:style-name="P51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93"><text:text-input text:description="&lt;if test=&quot;o.user_id and o.user_id.signature&quot;&gt;">If</text:text-input></text:p>
      <text:p text:style-name="P93"><text:text-input text:description="&lt;o.user_id.signature&gt;">Signature</text:text-input></text:p>
      <text:p text:style-name="P93">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6T14:43:58.77</dc:date>
    <meta:editing-duration>P1DT22M51S</meta:editing-duration>
    <meta:editing-cycles>654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130" meta:word-count="222" meta:character-count="1125" meta:non-whitespace-character-count="1020"/>
    <meta:user-defined meta:name="Info 1"/>
    <meta:user-defined meta:name="Info 2"/>
    <meta:user-defined meta:name="Info 3"/>
    <meta:user-defined meta:name="Info 4"/>
  </office:meta>
</office:document-meta>
</file>